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Mana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Manager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Mana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ManagerFactoryBean.setCacheManagerUri( @ Nullable URI cacheManager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ManagerFactoryBean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Manage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ManagerFactoryBean.setCacheManagerProperties( @ Nullable Properties cacheManager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Manager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